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595959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071cm" svg:stroke-color="#595959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cm" svg:stroke-color="#bfbfbf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Vid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1.23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47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49cm" text:min-label-width="0.511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>
        <draw:custom-shape draw:name="Ellipse 9" draw:style-name="gr1" draw:text-style-name="P1" draw:layer="layout" svg:width="10.823cm" svg:height="10.823cm" svg:x="6.375cm" svg:y="3.169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6.512cm" svg:height="6.512cm" svg:x="8.531cm" svg:y="5.325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3.14cm" svg:height="3.14cm" svg:x="10.217cm" svg:y="7.011cm">
          <text:p text:style-name="P3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6" draw:style-name="gr2" draw:text-style-name="P1" draw:layer="layout" svg:width="3.123cm" svg:height="1.013cm" svg:x="10.292cm" svg:y="5.831cm">
          <text:p text:style-name="P2"><text:span text:style-name="T1">person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7" draw:style-name="gr2" draw:text-style-name="P1" draw:layer="layout" svg:width="2.988cm" svg:height="1.775cm" svg:x="10.332cm" svg:y="7.595cm">
          <text:p text:style-name="P3"><text:span text:style-name="T1">idées</text:span></text:p>
          <text:p text:style-name="P3"><text:span text:style-name="T1">initia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0" draw:style-name="gr2" draw:text-style-name="P1" draw:layer="layout" svg:width="4.372cm" svg:height="1.013cm" svg:x="9.729cm" svg:y="3.899cm">
          <text:p text:style-name="P2"><text:span text:style-name="T1">concrétis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" draw:text-style-name="P1" draw:layer="layout" svg:width="1.199cm" svg:height="1.199cm" svg:x="3.186cm" svg:y="2.58cm">
          <text:p text:style-name="P3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" draw:layer="layout" svg:width="1.199cm" svg:height="1.199cm" svg:x="16.632cm" svg:y="2.57cm">
          <text:p text:style-name="P3"><text:span text:style-name="T2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" draw:layer="layout" svg:width="1.199cm" svg:height="1.199cm" svg:x="17.81cm" svg:y="10.587cm">
          <text:p text:style-name="P3"><text:span text:style-name="T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" draw:layer="layout" svg:width="1.199cm" svg:height="1.199cm" svg:x="9.296cm" svg:y="14.326cm">
          <text:p text:style-name="P3"><text:span text:style-name="T2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" draw:layer="layout" svg:width="1.199cm" svg:height="1.199cm" svg:x="1.786cm" svg:y="11.089cm">
          <text:p text:style-name="P3"><text:span text:style-name="T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2" draw:style-name="gr2" draw:text-style-name="P1" draw:layer="layout" svg:width="3.411cm" svg:height="1.013cm" svg:x="4.393cm" svg:y="2.678cm">
          <text:p text:style-name="P2"><text:span text:style-name="T3">IDENT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9" draw:style-name="gr4" draw:text-style-name="P1" draw:layer="layout" svg:width="6.249cm" svg:height="1.013cm" svg:x="17.851cm" svg:y="2.653cm">
          <text:p text:style-name="P2"><text:span text:style-name="T3">POSITIO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0" draw:style-name="gr2" draw:text-style-name="P1" draw:layer="layout" svg:width="4.69cm" svg:height="1.013cm" svg:x="19.027cm" svg:y="10.674cm">
          <text:p text:style-name="P2"><text:span text:style-name="T3">ACCOMPAG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2" draw:text-style-name="P1" draw:layer="layout" svg:width="4.343cm" svg:height="1.013cm" svg:x="10.54cm" svg:y="14.454cm">
          <text:p text:style-name="P2"><text:span text:style-name="T3">DOCUM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2" draw:text-style-name="P1" draw:layer="layout" svg:width="3.039cm" svg:height="1.013cm" svg:x="2.968cm" svg:y="11.187cm">
          <text:p text:style-name="P2"><text:span text:style-name="T3">DIFFUS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3" draw:style-name="gr4" draw:text-style-name="P1" draw:layer="layout" svg:width="4.6cm" svg:height="5.828cm" svg:x="1.499cm" svg:y="4.061cm">
          <text:list text:style-name="L2">
            <text:list-item>
              <text:p text:style-name="P2"><text:span text:style-name="T4">Fiches</text:span></text:p>
            </text:list-item>
            <text:list-item>
              <text:p text:style-name="P2"><text:span text:style-name="T4">Annuaire</text:span></text:p>
            </text:list-item>
            <text:list-item>
              <text:p text:style-name="P2"><text:span text:style-name="T5">Cartographie</text:span></text:p>
            </text:list-item>
            <text:list-item>
              <text:p text:style-name="P2"><text:span text:style-name="T4">Réseau SNA</text:span></text:p>
            </text:list-item>
            <text:list-item>
              <text:p text:style-name="P2"><text:span text:style-name="T4">Navigateur</text:span></text:p>
            </text:list-item>
          </text:list>
          <text:p text:style-name="P2"><text:span text:style-name="T4"/></text:p>
          <text:p text:style-name="P2"><text:span text:style-name="T4">S’appuyer sur des communautés existantes </text:span></text:p>
          <text:p text:style-name="P2"><text:span text:style-name="T4">notamment en</text:span></text:p>
          <text:p text:style-name="P2"><text:span text:style-name="T4">rég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4" draw:style-name="gr4" draw:text-style-name="P1" draw:layer="layout" svg:width="6.569cm" svg:height="5.321cm" svg:x="18.178cm" svg:y="4.04cm">
          <text:list text:style-name="L2">
            <text:list-item>
              <text:p text:style-name="P2"><text:span text:style-name="T4">Témoigner de l’intérêt</text:span></text:p>
            </text:list-item>
          </text:list>
          <text:list text:style-name="L3">
            <text:list-item>
              <text:list>
                <text:list-item>
                  <text:p text:style-name="P2"><text:span text:style-name="T5">Reconnaissance</text:span><text:span text:style-name="T4"> symbolique</text:span></text:p>
                </text:list-item>
                <text:list-item>
                  <text:p text:style-name="P2"><text:span text:style-name="T4">Libération de temps dédié</text:span></text:p>
                </text:list-item>
              </text:list>
            </text:list-item>
            <text:list-item>
              <text:p text:style-name="P2"><text:span text:style-name="T4">Comparer la </text:span><text:span text:style-name="T5">pertinence</text:span><text:span text:style-name="T4"> avec l’existant </text:span></text:p>
              <text:list>
                <text:list-item>
                  <text:p text:style-name="P4"><text:span text:style-name="T4">Auto-évaluation </text:span><text:span text:style-name="T4"><text:line-break/></text:span><text:span text:style-name="T4">(état de l’art)</text:span></text:p>
                </text:list-item>
                <text:list-item>
                  <text:p text:style-name="P4"><text:span text:style-name="T5">Evaluation</text:span><text:span text:style-name="T4"> par des pairs</text:span></text:p>
                </text:list-item>
                <text:list-item>
                  <text:p text:style-name="P4"><text:span text:style-name="T4">Evaluation par des experts</text:span></text:p>
                </text:list-item>
              </text:list>
            </text:list-item>
            <text:list-item>
              <text:p text:style-name="P4"><text:span text:style-name="T4">Etude, recherche-a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5" draw:style-name="gr4" draw:text-style-name="P1" draw:layer="layout" svg:width="5.2cm" svg:height="6.333cm" svg:x="18.188cm" svg:y="11.867cm">
          <text:list text:style-name="L2">
            <text:list-item>
              <text:p text:style-name="P2"><text:span text:style-name="T4">Evénements et séquences en </text:span><text:span text:style-name="T5">présentiel</text:span></text:p>
            </text:list-item>
            <text:list-item>
              <text:p text:style-name="P2"><text:span text:style-name="T4">Boîtes à </text:span><text:span text:style-name="T5">outils</text:span></text:p>
            </text:list-item>
            <text:list-item>
              <text:p text:style-name="P2"><text:span text:style-name="T4">Aide au montage d’AAP, d’AMI, de dossiers</text:span></text:p>
            </text:list-item>
            <text:list-item>
              <text:p text:style-name="P2"><text:span text:style-name="T4">Nouveaux Formats pour enrichir (Ateliers </text:span><text:span text:style-name="T5">idéation</text:span><text:span text:style-name="T4">, </text:span><text:span text:style-name="T5">hackathons</text:span><text:span text:style-name="T4">)</text:span></text:p>
            </text:list-item>
            <text:list-item>
              <text:p text:style-name="P2"><text:span text:style-name="T4">Démarche Design (</text:span><text:span text:style-name="T5">Conception Participative</text:span><text:span text:style-name="T4">, Design Thinking...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6" draw:style-name="gr4" draw:text-style-name="P1" draw:layer="layout" svg:width="9.226cm" svg:height="2.786cm" svg:x="9.183cm" svg:y="15.562cm">
          <text:list text:style-name="L2">
            <text:list-item>
              <text:p text:style-name="P2"><text:span text:style-name="T5">Outils</text:span><text:span text:style-name="T4"> et technologies de </text:span><text:span text:style-name="T5">documentation</text:span><text:span text:style-name="T4"> (notamment visuel et pour les non experts)</text:span></text:p>
            </text:list-item>
            <text:list-item>
              <text:p text:style-name="P2"><text:span text:style-name="T5">Tutoriels</text:span><text:span text:style-name="T4">, how-to, pas à pas</text:span></text:p>
            </text:list-item>
            <text:list-item>
              <text:p text:style-name="P2"><text:span text:style-name="T5">Forges</text:span><text:span text:style-name="T4"> pour le code (adullact, framagit, github)</text:span></text:p>
            </text:list-item>
            <text:list-item>
              <text:p text:style-name="P2"><text:span text:style-name="T4">Banques, </text:span><text:span text:style-name="T5">bouquets</text:span><text:span text:style-name="T4"> et procédéthèq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7" draw:style-name="gr4" draw:text-style-name="P1" draw:layer="layout" svg:width="5.2cm" svg:height="3.293cm" svg:x="1.678cm" svg:y="12.817cm">
          <text:list text:style-name="L2">
            <text:list-item>
              <text:p text:style-name="P2"><text:span text:style-name="T4">Mix, </text:span><text:span text:style-name="T5">Remix</text:span><text:span text:style-name="T4"> (CC)</text:span></text:p>
            </text:list-item>
            <text:list-item>
              <text:p text:style-name="P2"><text:span text:style-name="T4">Mutualisation</text:span></text:p>
            </text:list-item>
            <text:list-item>
              <text:p text:style-name="P2"><text:span text:style-name="T4">Essaimage</text:span></text:p>
            </text:list-item>
            <text:list-item>
              <text:p text:style-name="P2"><text:span text:style-name="T4">Passage à l’échelle</text:span></text:p>
            </text:list-item>
            <text:list-item>
              <text:p text:style-name="P2"><text:span text:style-name="T4">Transfert</text:span></text:p>
            </text:list-item>
            <text:list-item>
              <text:p text:style-name="P2"><text:span text:style-name="T4">Transmut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1" draw:style-name="gr5" draw:text-style-name="P1" draw:layer="layout" svg:width="23.448cm" svg:height="1.013cm" svg:x="1.299cm" svg:y="0.801cm">
          <text:p text:style-name="P3"><text:span text:style-name="T3">SE SITUER EN TANT QU’ORGANISATION DANS LES ETAPES DE L’INNOVATION ME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Mang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Vide" style:page-layout-name="PM1" draw:style-name="Mdp1">
      <draw:frame draw:name="Espace réservé de la date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1"><text:date style:data-style-name="D1" text:date-value="2016-06-29">29/06/2016</text:date></text:span></text:p>
        </draw:text-box>
      </draw:frame>
      <draw:frame draw:name="Espace réservé du pied de page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numéro&gt;</text:page-number></text:span></text:p>
        </draw:text-box>
      </draw:frame>
      <draw:frame presentation:style-name="Vide-title" draw:layer="backgroundobjects" svg:width="22.859cm" svg:height="3.18cm" svg:x="1.27cm" svg:y="0.76cm" presentation:class="title" presentation:placeholder="true">
        <draw:text-box/>
      </draw:frame>
      <draw:frame presentation:style-name="V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MINEFI</meta:initial-creator>
    <meta:editing-cycles>12</meta:editing-cycles>
    <meta:print-date>2016-06-01T12:35:21</meta:print-date>
    <meta:creation-date>2016-06-01T12:06:09</meta:creation-date>
    <dc:date>2016-06-29T16:22:51.174000000</dc:date>
    <meta:editing-duration>PT1M39S</meta:editing-duration>
    <meta:generator>LibreOffice/4.3.7.2.0$Windows_x86 LibreOffice_project/48a90ee55c9f053c937b3e8638cc753652d70536</meta:generator>
    <meta:document-statistic meta:object-count="45"/>
    <meta:user-defined meta:name="AppVersion">14.0000</meta:user-defined>
    <meta:user-defined meta:name="Company">MINEF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